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text-properties fo:font-size="15pt" fo:font-weight="normal" style:font-size-asian="15pt" style:font-weight-asian="normal" style:font-size-complex="15pt" style:font-weight-complex="normal"/>
    </style:style>
    <style:style style:name="P5" style:family="paragraph" style:parent-style-name="Standard" style:list-style-name="L1"/>
    <style:style style:name="P6" style:family="paragraph" style:parent-style-name="Standard">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5pt" officeooo:rsid="001f0067" style:font-size-asian="15pt" style:font-size-complex="15pt"/>
    </style:style>
    <style:style style:name="T3" style:family="text">
      <style:text-properties fo:font-size="14pt" style:font-size-asian="14pt" style:font-size-complex="14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ow social media, specifically Twitter, can help disaster management during crises?</text:span></text:p>
      <text:p text:style-name="P1"><text:span text:style-name="T1"/></text:p>
      <text:p text:style-name="P1"><text:span text:style-name="T1">The paper investigates how Twitter data from the pre-crisis period of Hurricane Harvey (August 2017) can help disaster management agencies understand public concerns and improve disaster response and communication strategies.</text:span></text:p>
      <text:p text:style-name="P1"><text:span text:style-name="T1"/></text:p>
      <text:p text:style-name="P1"><text:span text:style-name="T1">Using tweets from the pre-crisis phase of Hurricane Harvey (August 2017), the authors analyze public concerns through text mining techniques, particularly Latent Dirichlet Allocation (LDA).</text:span></text:p>
      <text:p text:style-name="P1"><text:span text:style-name="T1">Latent Dirichlet Allocation (LDA) is a statistical model used to identify topics in a collection of text documents.</text:span></text:p>
      <text:p text:style-name="P1"><text:span text:style-name="T1"/></text:p>
      <text:p text:style-name="P1"><text:span text:style-name="T1">Main Themes:</text:span></text:p>
      <text:p text:style-name="P1"><text:span text:style-name="T1"><text:s text:c="4"/>1. Disaster Declarations and Emergency Responses: Citizens want clear and timely disaster updates.</text:span></text:p>
      <text:p text:style-name="P1"><text:span text:style-name="T1"><text:s text:c="4"/>2. Local Concerns: People focus on impacts to specific towns and their loved ones.</text:span></text:p>
      <text:p text:style-name="P1"><text:span text:style-name="T1"><text:s text:c="4"/>3. Event and Travel Disruptions: Disasters interrupt daily life and planned events.</text:span></text:p>
      <text:p text:style-name="P1"><text:span text:style-name="T1"><text:s text:c="4"/>4. Threats to Industry: Concerns about impacts on the oil and gas sector.</text:span></text:p>
      <text:p text:style-name="P1"><text:span text:style-name="T1"><text:s text:c="4"/>5. Climate Change: Discussion linking disasters to climate change trends.</text:span></text:p>
      <text:p text:style-name="P1"><text:span text:style-name="T1"/></text:p>
      <text:p text:style-name="P1"><text:span text:style-name="T1">Conclusion:</text:span></text:p>
      <text:p text:style-name="P1"><text:span text:style-name="T1">The study highlights the value of social media data in disaster management, offering lessons for future crises. By understanding public concerns, agencies can tailor their responses to be more effective and inclusive.</text:span></text:p>
      <text:p text:style-name="P1"><text:span text:style-name="T1"/></text:p>
      <text:p text:style-name="P1"><text:span text:style-name="T1"/></text:p>
      <text:p text:style-name="P1"><text:span text:style-name="T1"><text:s/>Latent Dirichlet Allocation (LDA) as a powerful text mining technique for analyzing unstructured text da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7T12:49:31.471683874</meta:creation-date>
    <dc:date>2024-11-27T22:59:42.808567470</dc:date>
    <meta:editing-duration>PT17M18S</meta:editing-duration>
    <meta:editing-cycles>4</meta:editing-cycles>
    <meta:generator>LibreOffice/6.4.7.2$Linux_X86_64 LibreOffice_project/40$Build-2</meta:generator>
    <meta:document-statistic meta:table-count="0" meta:image-count="0" meta:object-count="0" meta:page-count="1" meta:paragraph-count="13" meta:word-count="196" meta:character-count="1388" meta:non-whitespace-character-count="1184"/>
  </office:meta>
</office:document-meta>
</file>